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Concave" draw:marker-end-width="0.4cm" draw:fill-color="#ffd8ce" draw:textarea-horizontal-align="justify" draw:textarea-vertical-align="middle" draw:auto-grow-height="false" fo:min-height="28cm" fo:min-width="29.6cm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23.048cm" fo:min-width="17.548cm" fo:wrap-option="wrap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12cm" fo:min-width="0.562cm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0.458cm" fo:min-width="4.098cm"/>
      <style:paragraph-properties style:writing-mode="lr-tb"/>
    </style:style>
    <style:style style:name="gr7" style:family="graphic" style:parent-style-name="standard">
      <style:graphic-properties draw:fill-color="#ffd8ce" draw:textarea-horizontal-align="justify" draw:textarea-vertical-align="middle" draw:auto-grow-height="false" fo:min-height="0.458cm" fo:min-width="4.45cm"/>
      <style:paragraph-properties style:writing-mode="lr-tb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0.458cm" fo:min-width="5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10" style:family="graphic" style:parent-style-name="standard">
      <style:graphic-properties draw:stroke="none" draw:fill="none" draw:fill-color="#ffd8ce" fo:min-height="0.713cm"/>
      <style:paragraph-properties style:writing-mode="lr-tb"/>
    </style:style>
    <style:style style:name="gr11" style:family="graphic" style:parent-style-name="standard">
      <style:graphic-properties draw:fill-color="#ffd8ce" draw:textarea-horizontal-align="justify" draw:textarea-vertical-align="middle" draw:auto-grow-height="false" fo:min-height="0.458cm" fo:min-width="6.926cm"/>
      <style:paragraph-properties style:writing-mode="lr-tb"/>
    </style:style>
    <style:style style:name="gr12" style:family="graphic" style:parent-style-name="standard">
      <style:graphic-properties draw:fill-color="#bbe33d" draw:textarea-horizontal-align="justify" draw:textarea-vertical-align="middle" draw:auto-grow-height="false" fo:min-height="0.458cm" fo:min-width="6.926cm"/>
      <style:paragraph-properties style:writing-mode="lr-tb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0.458cm" fo:min-width="4.274cm"/>
      <style:paragraph-properties style:writing-mode="lr-tb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0.812cm" fo:min-width="0.5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objectwithoutfill">
      <style:graphic-properties svg:stroke-color="#000000" draw:marker-start="" draw:marker-end="Concave" draw:marker-end-width="0.4cm" draw:fill="none" draw:textarea-vertical-align="middle"/>
    </style:style>
    <style:style style:name="gr17" style:family="graphic" style:parent-style-name="standard">
      <style:graphic-properties draw:stroke="none" draw:fill="none" draw:fill-color="#ffd8ce" fo:min-height="0.75cm"/>
      <style:paragraph-properties style:writing-mode="lr-tb"/>
    </style:style>
    <style:style style:name="P1" style:family="paragraph">
      <loext:graphic-properties draw:fill-color="#ffd8ce"/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dee7e5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d8c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d8ce"/>
      <style:paragraph-properties style:writing-mode="lr-tb"/>
    </style:style>
    <style:style style:name="P10" style:family="paragraph">
      <loext:graphic-properties draw:fill-color="#bbe33d"/>
      <style:paragraph-properties fo:text-align="center" style:writing-mode="lr-tb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1cm" svg:height="28.25cm" svg:x="-0.25cm" svg:y="-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cm" svg:height="25.25cm" svg:x="4.55cm" svg:y="-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cm" svg:height="1.5cm" svg:x="0.3cm" svg:y="1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.5cm" svg:height="1.5cm" svg:x="26.5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5" draw:layer="layout" svg:width="1.5cm" svg:height="1.5cm" svg:x="1.3cm" svg:y="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7" draw:layer="layout" svg:width="6.5cm" svg:height="1cm" svg:x="6.05cm" svg:y="16cm">
          <text:p text:style-name="P6">View Or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cm" svg:height="1cm" svg:x="6.05cm" svg:y="17.5cm">
          <text:p text:style-name="P6">Manage Or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7cm" svg:height="1cm" svg:x="6.05cm" svg:y="19cm">
          <text:p text:style-name="P6">Create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6.5cm" svg:height="1cm" svg:x="5.8cm" svg:y="-0.25cm">
          <text:p text:style-name="P6">Manage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8.75cm" svg:height="1cm" svg:x="5.05cm" svg:y="1cm">
          <text:p text:style-name="P6">Manage Custom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249cm" svg:height="1.25cm" svg:x="25.75cm" svg:y="20.5cm">
          <draw:text-box>
            <text:p>Customer</text:p>
          </draw:text-box>
        </draw:frame>
        <draw:frame draw:style-name="gr10" draw:text-style-name="P9" draw:layer="layout" svg:width="3.249cm" svg:height="0.963cm" svg:x="-0.2cm" svg:y="20.537cm">
          <draw:text-box>
            <text:p>Manager</text:p>
          </draw:text-box>
        </draw:frame>
        <draw:custom-shape draw:style-name="gr11" draw:text-style-name="P7" draw:layer="layout" svg:width="10.5cm" svg:height="1cm" svg:x="5.3cm" svg:y="20.5cm">
          <text:p text:style-name="P6">Manage Orders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0.5cm" svg:height="1cm" svg:x="9.55cm" svg:y="11.5cm">
          <text:p text:style-name="P6">Change Customer 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6.75cm" svg:height="1cm" svg:x="6.05cm" svg:y="2.25cm">
          <text:p text:style-name="P6">Add Produ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1.5cm" svg:height="1.5cm" svg:x="26.55cm" svg:y="1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8" draw:layer="layout" svg:width="5.5cm" svg:height="0.962cm" svg:x="24.55cm" svg:y="3.25cm">
          <draw:text-box>
            <text:p>Delivery Partner</text:p>
          </draw:text-box>
        </draw:frame>
        <draw:custom-shape draw:style-name="gr13" draw:text-style-name="P7" draw:layer="layout" svg:width="6.75cm" svg:height="1cm" svg:x="16.5cm" svg:y="0cm">
          <text:p text:style-name="P6">Order 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6.5cm" svg:y1="2.5cm" svg:x2="23.25cm" svg:y2="0.5cm">
          <text:p/>
        </draw:line>
        <draw:custom-shape draw:style-name="gr13" draw:text-style-name="P7" draw:layer="layout" svg:width="6.75cm" svg:height="1cm" svg:x="16.5cm" svg:y="16.75cm">
          <text:p text:style-name="P6">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0.5cm" svg:height="1cm" svg:x="9.55cm" svg:y="8.5cm">
          <text:p text:style-name="P6">Check Order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0.5cm" svg:height="1cm" svg:x="9.55cm" svg:y="10cm">
          <text:p text:style-name="P6">Login Logout from S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3.712cm" svg:height="1cm" svg:x="0.088cm" svg:y="3.25cm">
          <draw:text-box>
            <text:p>Sys Admin</text:p>
          </draw:text-box>
        </draw:frame>
        <draw:line draw:style-name="gr16" draw:text-style-name="P12" draw:layer="layout" svg:x1="2.75cm" svg:y1="2.5cm" svg:x2="5.75cm" svg:y2="0.25cm">
          <text:p/>
        </draw:line>
        <draw:line draw:style-name="gr16" draw:text-style-name="P12" draw:layer="layout" svg:x1="2.75cm" svg:y1="2.5cm" svg:x2="5cm" svg:y2="1.5cm">
          <text:p/>
        </draw:line>
        <draw:line draw:style-name="gr16" draw:text-style-name="P12" draw:layer="layout" svg:x1="2.75cm" svg:y1="2.5cm" svg:x2="6cm" svg:y2="2.75cm">
          <text:p/>
        </draw:line>
        <draw:line draw:style-name="gr16" draw:text-style-name="P12" draw:layer="layout" svg:x1="2.75cm" svg:y1="2.578cm" svg:x2="9.5cm" svg:y2="10.5cm">
          <text:p/>
        </draw:line>
        <draw:line draw:style-name="gr16" draw:text-style-name="P12" draw:layer="layout" svg:x1="2.75cm" svg:y1="2.578cm" svg:x2="9.5cm" svg:y2="9cm">
          <text:p/>
        </draw:line>
        <draw:line draw:style-name="gr16" draw:text-style-name="P12" draw:layer="layout" svg:x1="2.75cm" svg:y1="2.578cm" svg:x2="9.5cm" svg:y2="12cm">
          <text:p/>
        </draw:line>
        <draw:line draw:style-name="gr16" draw:text-style-name="P12" draw:layer="layout" svg:x1="2.75cm" svg:y1="2.578cm" svg:x2="5.25cm" svg:y2="21cm">
          <text:p/>
        </draw:line>
        <draw:line draw:style-name="gr16" draw:text-style-name="P12" draw:layer="layout" svg:x1="2.75cm" svg:y1="2.5cm" svg:x2="6cm" svg:y2="19.5cm">
          <text:p/>
        </draw:line>
        <draw:line draw:style-name="gr16" draw:text-style-name="P12" draw:layer="layout" svg:x1="2.75cm" svg:y1="2.5cm" svg:x2="6cm" svg:y2="18cm">
          <text:p/>
        </draw:line>
        <draw:line draw:style-name="gr16" draw:text-style-name="P12" draw:layer="layout" svg:x1="2.75cm" svg:y1="2.5cm" svg:x2="6cm" svg:y2="16.5cm">
          <text:p/>
        </draw:line>
        <draw:line draw:style-name="gr16" draw:text-style-name="P12" draw:layer="layout" svg:x1="26.5cm" svg:y1="2.501cm" svg:x2="20cm" svg:y2="10.5cm">
          <text:p/>
        </draw:line>
        <draw:line draw:style-name="gr16" draw:text-style-name="P12" draw:layer="layout" svg:x1="26.501cm" svg:y1="2.502cm" svg:x2="20cm" svg:y2="9cm">
          <text:p/>
        </draw:line>
        <draw:line draw:style-name="gr16" draw:text-style-name="P12" draw:layer="layout" svg:x1="26.5cm" svg:y1="20cm" svg:x2="20cm" svg:y2="10.5cm">
          <text:p/>
        </draw:line>
        <draw:line draw:style-name="gr16" draw:text-style-name="P12" draw:layer="layout" svg:x1="26.5cm" svg:y1="20.001cm" svg:x2="20cm" svg:y2="12cm">
          <text:p/>
        </draw:line>
        <draw:line draw:style-name="gr16" draw:text-style-name="P12" draw:layer="layout" svg:x1="26.5cm" svg:y1="20.002cm" svg:x2="20cm" svg:y2="9cm">
          <text:p/>
        </draw:line>
        <draw:line draw:style-name="gr16" draw:text-style-name="P12" draw:layer="layout" svg:x1="26.5cm" svg:y1="20.003cm" svg:x2="23.25cm" svg:y2="17.25cm">
          <text:p/>
        </draw:line>
        <draw:line draw:style-name="gr16" draw:text-style-name="P12" draw:layer="layout" svg:x1="1.75cm" svg:y1="19.5cm" svg:x2="6cm" svg:y2="16.5cm">
          <text:p/>
        </draw:line>
        <draw:line draw:style-name="gr16" draw:text-style-name="P12" draw:layer="layout" svg:x1="1.75cm" svg:y1="19.5cm" svg:x2="6cm" svg:y2="18cm">
          <text:p/>
        </draw:line>
        <draw:line draw:style-name="gr16" draw:text-style-name="P12" draw:layer="layout" svg:x1="1.75cm" svg:y1="19.5cm" svg:x2="6cm" svg:y2="19.5cm">
          <text:p/>
        </draw:line>
        <draw:line draw:style-name="gr16" draw:text-style-name="P12" draw:layer="layout" svg:x1="1.75cm" svg:y1="19.5cm" svg:x2="5.25cm" svg:y2="21cm">
          <text:p/>
        </draw:line>
        <draw:line draw:style-name="gr16" draw:text-style-name="P12" draw:layer="layout" svg:x1="1.75cm" svg:y1="19.5cm" svg:x2="9.5cm" svg:y2="10.5cm">
          <text:p/>
        </draw:line>
        <draw:line draw:style-name="gr16" draw:text-style-name="P12" draw:layer="layout" svg:x1="1.75cm" svg:y1="19.5cm" svg:x2="9.5cm" svg:y2="9cm">
          <text:p/>
        </draw:line>
        <draw:custom-shape draw:style-name="gr6" draw:text-style-name="P7" draw:layer="layout" svg:width="6.5cm" svg:height="1cm" svg:x="16.5cm" svg:y="18.1cm">
          <text:p text:style-name="P6">View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6.5cm" svg:y1="20.004cm" svg:x2="23.25cm" svg:y2="18.5cm">
          <text:p/>
        </draw:line>
        <draw:custom-shape draw:style-name="gr7" draw:text-style-name="P7" draw:layer="layout" svg:width="7cm" svg:height="1cm" svg:x="16.5cm" svg:y="19.5cm">
          <text:p text:style-name="P6">Create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6.5cm" svg:y1="20.005cm" svg:x2="23.5cm" svg:y2="20cm">
          <text:p/>
        </draw:line>
        <draw:line draw:style-name="gr16" draw:text-style-name="P12" draw:layer="layout" svg:x1="26.5cm" svg:y1="2.501cm" svg:x2="24cm" svg:y2="2cm">
          <text:p/>
        </draw:line>
        <draw:custom-shape draw:style-name="gr8" draw:text-style-name="P7" draw:layer="layout" svg:width="8.75cm" svg:height="1cm" svg:x="15.25cm" svg:y="1.5cm">
          <text:p text:style-name="P6">Customers Detai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0.5cm" svg:height="1cm" svg:x="14cm" svg:y="3cm">
          <text:p text:style-name="P6">Manage Orders 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6.5cm" svg:y1="2.459cm" svg:x2="24.5cm" svg:y2="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4T18:54:23.047371846</meta:creation-date>
    <dc:date>2023-10-17T18:19:45.136379007</dc:date>
    <meta:editing-duration>PT59M2S</meta:editing-duration>
    <meta:editing-cycles>5</meta:editing-cycles>
    <meta:generator>LibreOffice/7.3.7.2$Linux_X86_64 LibreOffice_project/30$Build-2</meta:generator>
    <meta:document-statistic meta:object-count="53"/>
  </office:meta>
</office:document-meta>
</file>